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1439f" officeooo:paragraph-rsid="0021439f"/>
    </style:style>
    <style:style style:name="P2" style:family="paragraph" style:parent-style-name="Text_20_body">
      <style:text-properties officeooo:rsid="0024df40" officeooo:paragraph-rsid="0024df40"/>
    </style:style>
    <style:style style:name="P3" style:family="paragraph" style:parent-style-name="Text_20_body">
      <style:text-properties style:font-name="Noto Sans2" officeooo:rsid="0026aeb8" officeooo:paragraph-rsid="0026aeb8" style:font-name-asian="Noto Sans CJK HK" style:font-size-asian="12pt"/>
    </style:style>
    <style:style style:name="P4" style:family="paragraph" style:parent-style-name="Text_20_body">
      <style:paragraph-properties style:writing-mode="lr-tb"/>
      <style:text-properties officeooo:rsid="002b3ea0" officeooo:paragraph-rsid="002b3ea0"/>
    </style:style>
    <style:style style:name="P5" style:family="paragraph" style:parent-style-name="Text_20_body">
      <style:paragraph-properties style:writing-mode="lr-tb"/>
      <style:text-properties officeooo:rsid="002b6de7" officeooo:paragraph-rsid="002b6de7"/>
    </style:style>
    <style:style style:name="P6" style:family="paragraph" style:parent-style-name="Text_20_body">
      <style:paragraph-properties style:writing-mode="lr-tb"/>
      <style:text-properties officeooo:paragraph-rsid="003301bc"/>
    </style:style>
    <style:style style:name="P7" style:family="paragraph" style:parent-style-name="Text_20_body">
      <style:paragraph-properties style:writing-mode="lr-tb"/>
      <style:text-properties officeooo:paragraph-rsid="0033a259"/>
    </style:style>
    <style:style style:name="P8" style:family="paragraph" style:parent-style-name="Text_20_body">
      <style:text-properties officeooo:rsid="00236ca1" officeooo:paragraph-rsid="0037c0a5"/>
    </style:style>
    <style:style style:name="P9" style:family="paragraph" style:parent-style-name="Text_20_body" style:master-page-name="Standard">
      <style:paragraph-properties style:page-number="auto"/>
      <style:text-properties officeooo:paragraph-rsid="001fbb67"/>
    </style:style>
    <style:style style:name="P10" style:family="paragraph" style:parent-style-name="Text_20_body">
      <style:paragraph-properties style:writing-mode="lr-tb"/>
      <style:text-properties style:font-name="Noto Sans2" officeooo:rsid="002fabbe" officeooo:paragraph-rsid="002fabbe" style:font-name-asian="Noto Sans CJK HK" style:font-size-asian="12pt"/>
    </style:style>
    <style:style style:name="P11" style:family="paragraph" style:parent-style-name="Text_20_body">
      <style:text-properties style:font-name="Noto Sans2" officeooo:rsid="0038ae36" officeooo:paragraph-rsid="0038ae36" style:font-name-asian="Noto Sans CJK HK" style:font-size-asian="12pt"/>
    </style:style>
    <style:style style:name="P12" style:family="paragraph" style:parent-style-name="Text_20_body">
      <style:text-properties officeooo:rsid="00343f30"/>
    </style:style>
    <style:style style:name="P13" style:family="paragraph" style:parent-style-name="Text_20_body">
      <style:text-properties officeooo:paragraph-rsid="0021439f"/>
    </style:style>
    <style:style style:name="P14" style:family="paragraph" style:parent-style-name="Text_20_body">
      <style:text-properties officeooo:paragraph-rsid="0038d8da"/>
    </style:style>
    <style:style style:name="P15" style:family="paragraph" style:parent-style-name="Text_20_body">
      <style:paragraph-properties style:writing-mode="lr-tb"/>
      <style:text-properties officeooo:paragraph-rsid="003301bc"/>
    </style:style>
    <style:style style:name="P16" style:family="paragraph" style:parent-style-name="Text_20_body">
      <style:paragraph-properties style:writing-mode="lr-tb"/>
      <style:text-properties officeooo:paragraph-rsid="0033a259"/>
    </style:style>
    <style:style style:name="T1" style:family="text">
      <style:text-properties officeooo:rsid="001fbb67"/>
    </style:style>
    <style:style style:name="T2" style:family="text">
      <style:text-properties style:font-name="Noto Sans2" style:font-name-asian="Noto Sans CJK HK" style:font-size-asian="12pt"/>
    </style:style>
    <style:style style:name="T3" style:family="text">
      <style:text-properties style:font-name="Noto Sans2" officeooo:rsid="001fbb67" style:font-name-asian="Noto Sans CJK HK" style:font-size-asian="12pt"/>
    </style:style>
    <style:style style:name="T4" style:family="text">
      <style:text-properties style:font-name="Noto Sans2" officeooo:rsid="0022d647" style:font-name-asian="Noto Sans CJK HK" style:font-size-asian="12pt"/>
    </style:style>
    <style:style style:name="T5" style:family="text">
      <style:text-properties style:font-name="Noto Sans2" officeooo:rsid="002b6de7" style:font-name-asian="Noto Sans CJK HK" style:font-size-asian="12pt"/>
    </style:style>
    <style:style style:name="T6" style:family="text">
      <style:text-properties style:font-name="Noto Sans2" officeooo:rsid="002c9531" style:font-name-asian="Noto Sans CJK HK" style:font-size-asian="12pt"/>
    </style:style>
    <style:style style:name="T7" style:family="text">
      <style:text-properties style:font-name="Noto Sans2" officeooo:rsid="002eb212" style:font-name-asian="Noto Sans CJK HK" style:font-size-asian="12pt"/>
    </style:style>
    <style:style style:name="T8" style:family="text">
      <style:text-properties style:font-name="Noto Sans2" officeooo:rsid="002fabbe" style:font-name-asian="Noto Sans CJK HK" style:font-size-asian="12pt"/>
    </style:style>
    <style:style style:name="T9" style:family="text">
      <style:text-properties style:font-name="Noto Sans2" officeooo:rsid="003301bc" style:font-name-asian="Noto Sans CJK HK" style:font-size-asian="12pt"/>
    </style:style>
    <style:style style:name="T10" style:family="text">
      <style:text-properties style:font-name="Noto Sans2" officeooo:rsid="0033a259" style:font-name-asian="Noto Sans CJK HK" style:font-size-asian="12pt"/>
    </style:style>
    <style:style style:name="T11" style:family="text">
      <style:text-properties style:font-name="Noto Sans2" officeooo:rsid="003602aa" style:font-name-asian="Noto Sans CJK HK" style:font-size-asian="12pt"/>
    </style:style>
    <style:style style:name="T12" style:family="text">
      <style:text-properties style:font-name="Noto Sans2" officeooo:rsid="0037c0a5" style:font-name-asian="Noto Sans CJK HK" style:font-size-asian="12pt"/>
    </style:style>
    <style:style style:name="T13" style:family="text">
      <style:text-properties officeooo:rsid="0021439f"/>
    </style:style>
    <style:style style:name="T14" style:family="text">
      <style:text-properties officeooo:rsid="0022d647"/>
    </style:style>
    <style:style style:name="T15" style:family="text">
      <style:text-properties officeooo:rsid="002d1309"/>
    </style:style>
    <style:style style:name="T16" style:family="text">
      <style:text-properties officeooo:rsid="002eb212"/>
    </style:style>
    <style:style style:name="T17" style:family="text">
      <style:text-properties officeooo:rsid="002fabbe"/>
    </style:style>
    <style:style style:name="T18" style:family="text">
      <style:text-properties officeooo:rsid="003174b7"/>
    </style:style>
    <style:style style:name="T19" style:family="text">
      <style:text-properties officeooo:rsid="003301bc"/>
    </style:style>
    <style:style style:name="T20" style:family="text">
      <style:text-properties officeooo:rsid="0033a259"/>
    </style:style>
    <style:style style:name="T21" style:family="text">
      <style:text-properties officeooo:rsid="00343f30"/>
    </style:style>
    <style:style style:name="T22" style:family="text">
      <style:text-properties officeooo:rsid="0038ae36"/>
    </style:style>
    <style:style style:name="T23" style:family="text">
      <style:text-properties officeooo:rsid="0038d8da"/>
    </style:style>
    <style:style style:name="T24" style:family="text">
      <style:text-properties officeooo:rsid="00395995"/>
    </style:style>
  </office:automatic-styles>
  <office:body>
    <office:text text:use-soft-page-breaks="true">
      <text:tracked-changes>
        <text:changed-region xml:id="ct94129032345808" text:id="ct94129032345808">
          <text:insertion>
            <office:change-info>
              <dc:creator>Unknown Author</dc:creator>
              <dc:date>2023-11-26T12:13:03</dc:date>
            </office:change-info>
          </text:insertion>
        </text:changed-region>
        <text:changed-region xml:id="ct94129032348912" text:id="ct94129032348912">
          <text:insertion>
            <office:change-info>
              <dc:creator>Unknown Author</dc:creator>
              <dc:date>2023-11-26T12:07:48</dc:date>
            </office:change-info>
          </text:insertion>
        </text:changed-region>
        <text:changed-region xml:id="ct94129032350128" text:id="ct94129032350128">
          <text:insertion>
            <office:change-info>
              <dc:creator>Unknown Author</dc:creator>
              <dc:date>2023-11-26T12:08:03</dc:date>
            </office:change-info>
          </text:insertion>
        </text:changed-region>
        <text:changed-region xml:id="ct94129032401472" text:id="ct94129032401472">
          <text:insertion>
            <office:change-info>
              <dc:creator>Unknown Author</dc:creator>
              <dc:date>2023-11-26T12:09:12</dc:date>
            </office:change-info>
          </text:insertion>
        </text:changed-region>
        <text:changed-region xml:id="ct94129032621600" text:id="ct94129032621600">
          <text:deletion>
            <office:change-info>
              <dc:creator>Unknown Author</dc:creator>
              <dc:date>2023-11-26T12:09:45</dc:date>
            </office:change-info>
            <text:p text:style-name="P9"><text:span text:style-name="T3">I slowly, warily, stepped back into the room. </text:span></text:p>
          </text:deletion>
        </text:changed-region>
        <text:changed-region xml:id="ct94129032621968" text:id="ct94129032621968">
          <text:deletion>
            <office:change-info>
              <dc:creator>Unknown Author</dc:creator>
              <dc:date>2023-11-26T12:12:33</dc:date>
            </office:change-info>
            <text:p text:style-name="P9">velvet</text:p>
          </text:deletion>
        </text:changed-region>
        <text:changed-region xml:id="ct94129032623536" text:id="ct94129032623536">
          <text:insertion>
            <office:change-info>
              <dc:creator>Unknown Author</dc:creator>
              <dc:date>2023-11-26T12:12:33</dc:date>
            </office:change-info>
          </text:insertion>
        </text:changed-region>
        <text:changed-region xml:id="ct94129032625104" text:id="ct94129032625104">
          <text:insertion>
            <office:change-info>
              <dc:creator>Unknown Author</dc:creator>
              <dc:date>2023-11-26T12:10:08</dc:date>
            </office:change-info>
          </text:insertion>
        </text:changed-region>
        <text:changed-region xml:id="ct94129032625504" text:id="ct94129032625504">
          <text:deletion>
            <office:change-info>
              <dc:creator>Unknown Author</dc:creator>
              <dc:date>2023-11-26T12:10:16</dc:date>
            </office:change-info>
            <text:p text:style-name="P9">came to greet me</text:p>
          </text:deletion>
        </text:changed-region>
        <text:changed-region xml:id="ct94129032626784" text:id="ct94129032626784">
          <text:insertion>
            <office:change-info>
              <dc:creator>Unknown Author</dc:creator>
              <dc:date>2023-11-26T12:10:16</dc:date>
            </office:change-info>
          </text:insertion>
        </text:changed-region>
        <text:changed-region xml:id="ct94129032627280" text:id="ct94129032627280">
          <text:deletion>
            <office:change-info>
              <dc:creator>Unknown Author</dc:creator>
              <dc:date>2023-11-26T12:10:28</dc:date>
            </office:change-info>
            <text:p text:style-name="P9"><text:span text:style-name="T1">, and despite their </text:span></text:p>
          </text:deletion>
        </text:changed-region>
        <text:changed-region xml:id="ct94129032627648" text:id="ct94129032627648">
          <text:deletion>
            <office:change-info>
              <dc:creator>Unknown Author</dc:creator>
              <dc:date>2023-11-26T12:10:33</dc:date>
            </office:change-info>
            <text:p text:style-name="P9">, neither warmly nor coldly</text:p>
          </text:deletion>
        </text:changed-region>
        <text:changed-region xml:id="ct94129032629584" text:id="ct94129032629584">
          <text:insertion>
            <office:change-info>
              <dc:creator>Unknown Author</dc:creator>
              <dc:date>2023-11-26T12:13:26</dc:date>
            </office:change-info>
          </text:insertion>
        </text:changed-region>
        <text:changed-region xml:id="ct94129032629984" text:id="ct94129032629984">
          <text:deletion>
            <office:change-info>
              <dc:creator>Unknown Author</dc:creator>
              <dc:date>2023-11-26T12:10:37</dc:date>
            </office:change-info>
            <text:p text:style-name="P9">Of course, t</text:p>
          </text:deletion>
        </text:changed-region>
        <text:changed-region xml:id="ct94129032631680" text:id="ct94129032631680">
          <text:insertion>
            <office:change-info>
              <dc:creator>Unknown Author</dc:creator>
              <dc:date>2023-11-26T12:10:37</dc:date>
            </office:change-info>
          </text:insertion>
        </text:changed-region>
        <text:changed-region xml:id="ct94129032633712" text:id="ct94129032633712">
          <text:insertion>
            <office:change-info>
              <dc:creator>Unknown Author</dc:creator>
              <dc:date>2023-11-26T12:10:39</dc:date>
            </office:change-info>
          </text:insertion>
        </text:changed-region>
        <text:changed-region xml:id="ct94129032634192" text:id="ct94129032634192">
          <text:deletion>
            <office:change-info>
              <dc:creator>Unknown Author</dc:creator>
              <dc:date>2023-11-26T12:10:39</dc:date>
            </office:change-info>
            <text:p text:style-name="P9"><text:span text:style-name="T1">but </text:span></text:p>
          </text:deletion>
        </text:changed-region>
        <text:changed-region xml:id="ct94129032636272" text:id="ct94129032636272">
          <text:insertion>
            <office:change-info>
              <dc:creator>Unknown Author</dc:creator>
              <dc:date>2023-11-26T12:10:40</dc:date>
            </office:change-info>
          </text:insertion>
        </text:changed-region>
        <text:changed-region xml:id="ct94129032638336" text:id="ct94129032638336">
          <text:insertion>
            <office:change-info>
              <dc:creator>Unknown Author</dc:creator>
              <dc:date>2023-11-26T12:10:44</dc:date>
            </office:change-info>
          </text:insertion>
        </text:changed-region>
        <text:changed-region xml:id="ct94129032638816" text:id="ct94129032638816">
          <text:deletion>
            <office:change-info>
              <dc:creator>Unknown Author</dc:creator>
              <dc:date>2023-11-26T12:10:44</dc:date>
            </office:change-info>
            <text:p text:style-name="P9"><text:span text:style-name="T1">and </text:span></text:p>
          </text:deletion>
        </text:changed-region>
        <text:changed-region xml:id="ct94129032639088" text:id="ct94129032639088">
          <text:insertion>
            <office:change-info>
              <dc:creator>Unknown Author</dc:creator>
              <dc:date>2023-11-26T12:10:45</dc:date>
            </office:change-info>
          </text:insertion>
        </text:changed-region>
        <text:changed-region xml:id="ct94129032640384" text:id="ct94129032640384">
          <text:insertion>
            <office:change-info>
              <dc:creator>Unknown Author</dc:creator>
              <dc:date>2023-11-26T12:11:50</dc:date>
            </office:change-info>
          </text:insertion>
        </text:changed-region>
        <text:changed-region xml:id="ct94129032640864" text:id="ct94129032640864">
          <text:deletion>
            <office:change-info>
              <dc:creator>Unknown Author</dc:creator>
              <dc:date>2023-11-26T12:11:49</dc:date>
            </office:change-info>
            <text:p text:style-name="P9"><text:span text:style-name="T1">to </text:span></text:p>
          </text:deletion>
        </text:changed-region>
        <text:changed-region xml:id="ct94129032641136" text:id="ct94129032641136">
          <text:deletion>
            <office:change-info>
              <dc:creator>Unknown Author</dc:creator>
              <dc:date>2023-11-26T12:11:48</dc:date>
            </office:change-info>
            <text:p text:style-name="P9"><text:span text:style-name="T1">carry some personality with them</text:span></text:p>
          </text:deletion>
        </text:changed-region>
        <text:changed-region xml:id="ct94129032642304" text:id="ct94129032642304">
          <text:insertion>
            <office:change-info>
              <dc:creator>Unknown Author</dc:creator>
              <dc:date>2023-11-26T12:11:51</dc:date>
            </office:change-info>
          </text:insertion>
        </text:changed-region>
        <text:changed-region xml:id="ct94129032644480" text:id="ct94129032644480">
          <text:insertion>
            <office:change-info>
              <dc:creator>Unknown Author</dc:creator>
              <dc:date>2023-11-26T12:12:24</dc:date>
            </office:change-info>
          </text:insertion>
        </text:changed-region>
        <text:changed-region xml:id="ct94129032478416" text:id="ct94129032478416">
          <text:deletion>
            <office:change-info>
              <dc:creator>Unknown Author</dc:creator>
              <dc:date>2023-11-26T12:14:24</dc:date>
            </office:change-info>
            <text:p text:style-name="P14">Not here</text:p>
          </text:deletion>
        </text:changed-region>
        <text:changed-region xml:id="ct94129032469856" text:id="ct94129032469856">
          <text:insertion>
            <office:change-info>
              <dc:creator>Unknown Author</dc:creator>
              <dc:date>2023-11-26T12:14:24</dc:date>
            </office:change-info>
          </text:insertion>
        </text:changed-region>
        <text:changed-region xml:id="ct94129032468256" text:id="ct94129032468256">
          <text:insertion>
            <office:change-info>
              <dc:creator>Unknown Author</dc:creator>
              <dc:date>2023-11-26T12:15:00</dc:date>
            </office:change-info>
          </text:insertion>
        </text:changed-region>
        <text:changed-region xml:id="ct94129032472528" text:id="ct94129032472528">
          <text:insertion>
            <office:change-info>
              <dc:creator>Unknown Author</dc:creator>
              <dc:date>2023-11-26T12:15:22</dc:date>
            </office:change-info>
          </text:insertion>
        </text:changed-region>
        <text:changed-region xml:id="ct94129032478048" text:id="ct94129032478048">
          <text:deletion>
            <office:change-info>
              <dc:creator>Unknown Author</dc:creator>
              <dc:date>2023-11-26T12:15:25</dc:date>
            </office:change-info>
            <text:p text:style-name="P14"><text:span text:style-name="T1">T</text:span></text:p>
          </text:deletion>
        </text:changed-region>
        <text:changed-region xml:id="ct94129032645472" text:id="ct94129032645472">
          <text:insertion>
            <office:change-info>
              <dc:creator>Unknown Author</dc:creator>
              <dc:date>2023-11-26T12:15:25</dc:date>
            </office:change-info>
          </text:insertion>
        </text:changed-region>
        <text:changed-region xml:id="ct94129032646032" text:id="ct94129032646032">
          <text:insertion>
            <office:change-info>
              <dc:creator>Unknown Author</dc:creator>
              <dc:date>2023-11-26T12:15:41</dc:date>
            </office:change-info>
          </text:insertion>
        </text:changed-region>
        <text:changed-region xml:id="ct94129032646800" text:id="ct94129032646800">
          <text:deletion>
            <office:change-info>
              <dc:creator>Unknown Author</dc:creator>
              <dc:date>2023-11-26T12:15:41</dc:date>
            </office:change-info>
            <text:p text:style-name="P14"><text:span text:style-name="T1">is </text:span></text:p>
          </text:deletion>
        </text:changed-region>
        <text:changed-region xml:id="ct94129032647360" text:id="ct94129032647360">
          <text:insertion>
            <office:change-info>
              <dc:creator>Unknown Author</dc:creator>
              <dc:date>2023-11-26T12:15:44</dc:date>
            </office:change-info>
          </text:insertion>
        </text:changed-region>
        <text:changed-region xml:id="ct94129032647600" text:id="ct94129032647600">
          <text:deletion>
            <office:change-info>
              <dc:creator>Unknown Author</dc:creator>
              <dc:date>2023-11-26T12:15:46</dc:date>
            </office:change-info>
            <text:p text:style-name="P14"><text:span text:style-name="T3">no </text:span></text:p>
          </text:deletion>
        </text:changed-region>
        <text:changed-region xml:id="ct94129032647984" text:id="ct94129032647984">
          <text:insertion>
            <office:change-info>
              <dc:creator>Unknown Author</dc:creator>
              <dc:date>2023-11-26T12:15:28</dc:date>
            </office:change-info>
          </text:insertion>
        </text:changed-region>
        <text:changed-region xml:id="ct94129032648224" text:id="ct94129032648224">
          <text:deletion>
            <office:change-info>
              <dc:creator>Unknown Author</dc:creator>
              <dc:date>2023-11-26T12:15:27</dc:date>
            </office:change-info>
            <text:p text:style-name="P14"><text:span text:style-name="T1">to </text:span></text:p>
          </text:deletion>
        </text:changed-region>
        <text:changed-region xml:id="ct94129032649664" text:id="ct94129032649664">
          <text:deletion>
            <office:change-info>
              <dc:creator>Unknown Author</dc:creator>
              <dc:date>2023-11-26T12:15:27</dc:date>
            </office:change-info>
            <text:p text:style-name="P14"><text:span text:style-name="T1">be found</text:span></text:p>
          </text:deletion>
        </text:changed-region>
        <text:changed-region xml:id="ct94129032650320" text:id="ct94129032650320">
          <text:insertion>
            <office:change-info>
              <dc:creator>Unknown Author</dc:creator>
              <dc:date>2023-11-26T12:16:09</dc:date>
            </office:change-info>
          </text:insertion>
        </text:changed-region>
        <text:changed-region xml:id="ct94129032650560" text:id="ct94129032650560">
          <text:insertion>
            <office:change-info>
              <dc:creator>Unknown Author</dc:creator>
              <dc:date>2023-11-26T12:16:10</dc:date>
            </office:change-info>
          </text:insertion>
        </text:changed-region>
        <text:changed-region xml:id="ct94129032650800" text:id="ct94129032650800">
          <text:deletion>
            <office:change-info>
              <dc:creator>Unknown Author</dc:creator>
              <dc:date>2023-11-26T12:16:22</dc:date>
            </office:change-info>
            <text:p text:style-name="P14">I had left it all that time ago</text:p>
          </text:deletion>
        </text:changed-region>
        <text:changed-region xml:id="ct94129032651040" text:id="ct94129032651040">
          <text:insertion>
            <office:change-info>
              <dc:creator>Unknown Author</dc:creator>
              <dc:date>2023-11-26T12:16:22</dc:date>
            </office:change-info>
          </text:insertion>
        </text:changed-region>
        <text:changed-region xml:id="ct94129032651280" text:id="ct94129032651280">
          <text:deletion>
            <office:change-info>
              <dc:creator>Unknown Author</dc:creator>
              <dc:date>2023-11-26T12:16:40</dc:date>
            </office:change-info>
            <text:p text:style-name="P14"><text:s/>My bags fall from my arms, cushioned by the soft floor; it was just me and the room.</text:p>
          </text:deletion>
        </text:changed-region>
        <text:changed-region xml:id="ct94129032652112" text:id="ct94129032652112">
          <text:deletion>
            <office:change-info>
              <dc:creator>Unknown Author</dc:creator>
              <dc:date>2023-11-27T19:01:56</dc:date>
            </office:change-info>
            <text:p text:style-name="P12">Lost memories of </text:p>
          </text:deletion>
        </text:changed-region>
        <text:changed-region xml:id="ct94129032652352" text:id="ct94129032652352">
          <text:deletion>
            <office:change-info>
              <dc:creator>Unknown Author</dc:creator>
              <dc:date>2023-11-26T12:17:40</dc:date>
            </office:change-info>
            <text:p text:style-name="P12">many</text:p>
          </text:deletion>
        </text:changed-region>
        <text:changed-region xml:id="ct94129032652592" text:id="ct94129032652592">
          <text:deletion>
            <office:change-info>
              <dc:creator>Unknown Author</dc:creator>
              <dc:date>2023-11-27T19:01:56</dc:date>
            </office:change-info>
            <text:p text:style-name="P12"><text:s/>nights </text:p>
          </text:deletion>
        </text:changed-region>
        <text:changed-region xml:id="ct94129032652832" text:id="ct94129032652832">
          <text:deletion>
            <office:change-info>
              <dc:creator>Unknown Author</dc:creator>
              <dc:date>2023-11-26T12:17:44</dc:date>
            </office:change-info>
            <text:p text:style-name="P12"><text:span text:style-name="T13">rush back</text:span></text:p>
          </text:deletion>
        </text:changed-region>
        <text:changed-region xml:id="ct94129032653072" text:id="ct94129032653072">
          <text:deletion>
            <office:change-info>
              <dc:creator>Unknown Author</dc:creator>
              <dc:date>2023-11-27T19:01:56</dc:date>
            </office:change-info>
            <text:p text:style-name="P12"><text:span text:style-name="T13">.</text:span></text:p>
          </text:deletion>
        </text:changed-region>
        <text:changed-region xml:id="ct94129032653312" text:id="ct94129032653312">
          <text:insertion>
            <office:change-info>
              <dc:creator>Unknown Author</dc:creator>
              <dc:date>2023-11-27T19:02:01</dc:date>
            </office:change-info>
          </text:insertion>
        </text:changed-region>
        <text:changed-region xml:id="ct94129032497264" text:id="ct94129032497264">
          <text:insertion>
            <office:change-info>
              <dc:creator>Unknown Author</dc:creator>
              <dc:date>2023-11-26T12:18:08</dc:date>
            </office:change-info>
          </text:insertion>
        </text:changed-region>
        <text:changed-region xml:id="ct94129032638576" text:id="ct94129032638576">
          <text:insertion>
            <office:change-info>
              <dc:creator>Unknown Author</dc:creator>
              <dc:date>2023-11-26T12:19:04</dc:date>
            </office:change-info>
          </text:insertion>
        </text:changed-region>
        <text:changed-region xml:id="ct94129032633952" text:id="ct94129032633952">
          <text:insertion>
            <office:change-info>
              <dc:creator>Unknown Author</dc:creator>
              <dc:date>2023-11-26T12:20:09</dc:date>
            </office:change-info>
          </text:insertion>
        </text:changed-region>
        <text:changed-region xml:id="ct94129032490416" text:id="ct94129032490416">
          <text:insertion>
            <office:change-info>
              <dc:creator>Unknown Author</dc:creator>
              <dc:date>2023-11-26T12:21:56</dc:date>
            </office:change-info>
          </text:insertion>
        </text:changed-region>
        <text:changed-region xml:id="ct94129032490784" text:id="ct94129032490784">
          <text:insertion>
            <office:change-info>
              <dc:creator>Unknown Author</dc:creator>
              <dc:date>2023-11-26T12:22:07</dc:date>
            </office:change-info>
          </text:insertion>
        </text:changed-region>
        <text:changed-region xml:id="ct94129032492352" text:id="ct94129032492352">
          <text:insertion>
            <office:change-info>
              <dc:creator>Unknown Author</dc:creator>
              <dc:date>2023-11-26T12:23:05</dc:date>
            </office:change-info>
          </text:insertion>
        </text:changed-region>
        <text:changed-region xml:id="ct94129032492720" text:id="ct94129032492720">
          <text:deletion>
            <office:change-info>
              <dc:creator>Unknown Author</dc:creator>
              <dc:date>2023-11-26T12:24:40</dc:date>
            </office:change-info>
            <text:p text:style-name="P13"/>
            <text:p text:style-name="P13">Starlight had shone through these windows and curtains. The alarm clock perched up on the desk to the side; ticking away. </text:p>
          </text:deletion>
        </text:changed-region>
        <text:changed-region xml:id="ct94129032625744" text:id="ct94129032625744">
          <text:insertion>
            <office:change-info>
              <dc:creator>Unknown Author</dc:creator>
              <dc:date>2023-11-26T12:24:40</dc:date>
            </office:change-info>
          </text:insertion>
        </text:changed-region>
        <text:changed-region xml:id="ct94129032624608" text:id="ct94129032624608">
          <text:insertion>
            <office:change-info>
              <dc:creator>Unknown Author</dc:creator>
              <dc:date>2023-11-26T12:25:08</dc:date>
            </office:change-info>
          </text:insertion>
        </text:changed-region>
        <text:changed-region xml:id="ct94129032636512" text:id="ct94129032636512">
          <text:deletion>
            <office:change-info>
              <dc:creator>Unknown Author</dc:creator>
              <dc:date>2023-11-26T12:25:21</dc:date>
            </office:change-info>
            <text:p text:style-name="P13">, maybe lost in the night</text:p>
          </text:deletion>
        </text:changed-region>
        <text:changed-region xml:id="ct94129032639616" text:id="ct94129032639616">
          <text:insertion>
            <office:change-info>
              <dc:creator>Unknown Author</dc:creator>
              <dc:date>2023-11-26T12:32:34</dc:date>
            </office:change-info>
          </text:insertion>
        </text:changed-region>
        <text:changed-region xml:id="ct94129032618048" text:id="ct94129032618048">
          <text:insertion>
            <office:change-info>
              <dc:creator>Unknown Author</dc:creator>
              <dc:date>2023-11-26T12:35:48</dc:date>
            </office:change-info>
          </text:insertion>
        </text:changed-region>
        <text:changed-region xml:id="ct94129032618464" text:id="ct94129032618464">
          <text:deletion>
            <office:change-info>
              <dc:creator>Unknown Author</dc:creator>
              <dc:date>2023-11-26T12:32:30</dc:date>
            </office:change-info>
            <text:p text:style-name="P13"><text:span text:style-name="T4">I worried for him, at least at the start, but it became more common, and eventually my worries would be better spent somewhere else, anywhere else to keep me busy.</text:span></text:p>
          </text:deletion>
        </text:changed-region>
        <text:changed-region xml:id="ct94129032635616" text:id="ct94129032635616">
          <text:insertion>
            <office:change-info>
              <dc:creator>Unknown Author</dc:creator>
              <dc:date>2023-11-26T12:37:04</dc:date>
            </office:change-info>
          </text:insertion>
        </text:changed-region>
        <text:changed-region xml:id="ct94129032450432" text:id="ct94129032450432">
          <text:insertion>
            <office:change-info>
              <dc:creator>Unknown Author</dc:creator>
              <dc:date>2023-11-27T17:12:46</dc:date>
            </office:change-info>
          </text:insertion>
        </text:changed-region>
        <text:changed-region xml:id="ct94129032658704" text:id="ct94129032658704">
          <text:deletion>
            <office:change-info>
              <dc:creator>Unknown Author</dc:creator>
              <dc:date>2023-11-27T17:13:07</dc:date>
            </office:change-info>
            <text:p text:style-name="P6"><text:span text:style-name="T18">Empty like these</text:span></text:p>
          </text:deletion>
        </text:changed-region>
        <text:changed-region xml:id="ct94129032659280" text:id="ct94129032659280">
          <text:insertion>
            <office:change-info>
              <dc:creator>Unknown Author</dc:creator>
              <dc:date>2023-11-27T17:13:07</dc:date>
            </office:change-info>
          </text:insertion>
        </text:changed-region>
        <text:changed-region xml:id="ct94129032659520" text:id="ct94129032659520">
          <text:deletion>
            <office:change-info>
              <dc:creator>Unknown Author</dc:creator>
              <dc:date>2023-11-27T17:13:41</dc:date>
            </office:change-info>
            <text:p text:style-name="P6">a slight tinge of yellow and brown</text:p>
          </text:deletion>
        </text:changed-region>
        <text:changed-region xml:id="ct94129032659760" text:id="ct94129032659760">
          <text:insertion>
            <office:change-info>
              <dc:creator>Unknown Author</dc:creator>
              <dc:date>2023-11-27T17:13:41</dc:date>
            </office:change-info>
          </text:insertion>
        </text:changed-region>
        <text:changed-region xml:id="ct94129032660000" text:id="ct94129032660000">
          <text:insertion>
            <office:change-info>
              <dc:creator>Unknown Author</dc:creator>
              <dc:date>2023-11-27T17:14:00</dc:date>
            </office:change-info>
          </text:insertion>
        </text:changed-region>
        <text:changed-region xml:id="ct94129032660240" text:id="ct94129032660240">
          <text:insertion>
            <office:change-info>
              <dc:creator>Unknown Author</dc:creator>
              <dc:date>2023-11-27T17:15:15</dc:date>
            </office:change-info>
          </text:insertion>
        </text:changed-region>
        <text:changed-region xml:id="ct94129032660480" text:id="ct94129032660480">
          <text:deletion>
            <office:change-info>
              <dc:creator>Unknown Author</dc:creator>
              <dc:date>2023-11-27T17:15:21</dc:date>
            </office:change-info>
            <text:p text:style-name="P6"><text:span text:style-name="T18">,</text:span></text:p>
          </text:deletion>
        </text:changed-region>
        <text:changed-region xml:id="ct94129032660720" text:id="ct94129032660720">
          <text:insertion>
            <office:change-info>
              <dc:creator>Unknown Author</dc:creator>
              <dc:date>2023-11-27T17:15:24</dc:date>
            </office:change-info>
          </text:insertion>
        </text:changed-region>
        <text:changed-region xml:id="ct94129032660960" text:id="ct94129032660960">
          <text:deletion>
            <office:change-info>
              <dc:creator>Unknown Author</dc:creator>
              <dc:date>2023-11-27T17:15:27</dc:date>
            </office:change-info>
            <text:p text:style-name="P6"><text:span text:style-name="T18"><text:s/>giving it a </text:span></text:p>
          </text:deletion>
        </text:changed-region>
        <text:changed-region xml:id="ct94129032661200" text:id="ct94129032661200">
          <text:insertion>
            <office:change-info>
              <dc:creator>Unknown Author</dc:creator>
              <dc:date>2023-11-27T17:15:29</dc:date>
            </office:change-info>
          </text:insertion>
        </text:changed-region>
        <text:changed-region xml:id="ct94129032662880" text:id="ct94129032662880">
          <text:insertion>
            <office:change-info>
              <dc:creator>Unknown Author</dc:creator>
              <dc:date>2023-11-27T17:15:35</dc:date>
            </office:change-info>
          </text:insertion>
        </text:changed-region>
        <text:changed-region xml:id="ct94129032664416" text:id="ct94129032664416">
          <text:insertion>
            <office:change-info>
              <dc:creator>Unknown Author</dc:creator>
              <dc:date>2023-11-27T17:22:52</dc:date>
            </office:change-info>
          </text:insertion>
        </text:changed-region>
        <text:changed-region xml:id="ct94129032664656" text:id="ct94129032664656">
          <text:deletion>
            <office:change-info>
              <dc:creator>Unknown Author</dc:creator>
              <dc:date>2023-11-27T17:22:53</dc:date>
            </office:change-info>
            <text:p text:style-name="P6">; the</text:p>
          </text:deletion>
        </text:changed-region>
        <text:changed-region xml:id="ct94129032664896" text:id="ct94129032664896">
          <text:deletion>
            <office:change-info>
              <dc:creator>Unknown Author</dc:creator>
              <dc:date>2023-11-27T17:23:04</dc:date>
            </office:change-info>
            <text:p text:style-name="P6"><text:s/>bounds of this home, more so confines</text:p>
          </text:deletion>
        </text:changed-region>
        <text:changed-region xml:id="ct94129032665136" text:id="ct94129032665136">
          <text:insertion>
            <office:change-info>
              <dc:creator>Unknown Author</dc:creator>
              <dc:date>2023-11-27T17:23:04</dc:date>
            </office:change-info>
          </text:insertion>
        </text:changed-region>
        <text:changed-region xml:id="ct94129032665376" text:id="ct94129032665376">
          <text:insertion>
            <office:change-info>
              <dc:creator>Unknown Author</dc:creator>
              <dc:date>2023-11-27T17:23:23</dc:date>
            </office:change-info>
          </text:insertion>
        </text:changed-region>
        <text:changed-region xml:id="ct94129032666016" text:id="ct94129032666016">
          <text:deletion>
            <office:change-info>
              <dc:creator>Unknown Author</dc:creator>
              <dc:date>2023-11-27T17:24:45</dc:date>
            </office:change-info>
            <text:p text:style-name="P6">.</text:p>
          </text:deletion>
        </text:changed-region>
        <text:changed-region xml:id="ct94129032666656" text:id="ct94129032666656">
          <text:insertion>
            <office:change-info>
              <dc:creator>Unknown Author</dc:creator>
              <dc:date>2023-11-27T17:24:45</dc:date>
            </office:change-info>
          </text:insertion>
        </text:changed-region>
        <text:changed-region xml:id="ct94129032666896" text:id="ct94129032666896">
          <text:insertion>
            <office:change-info>
              <dc:creator>Unknown Author</dc:creator>
              <dc:date>2023-11-27T17:23:41</dc:date>
            </office:change-info>
          </text:insertion>
        </text:changed-region>
        <text:changed-region xml:id="ct94129032667136" text:id="ct94129032667136">
          <text:insertion>
            <office:change-info>
              <dc:creator>Unknown Author</dc:creator>
              <dc:date>2023-11-27T17:24:57</dc:date>
            </office:change-info>
          </text:insertion>
        </text:changed-region>
        <text:changed-region xml:id="ct94129032667712" text:id="ct94129032667712">
          <text:insertion>
            <office:change-info>
              <dc:creator>Unknown Author</dc:creator>
              <dc:date>2023-11-27T17:25:00</dc:date>
            </office:change-info>
          </text:insertion>
        </text:changed-region>
        <text:changed-region xml:id="ct94129032667952" text:id="ct94129032667952">
          <text:deletion>
            <office:change-info>
              <dc:creator>Unknown Author</dc:creator>
              <dc:date>2023-11-27T17:25:16</dc:date>
            </office:change-info>
            <text:p text:style-name="P7"><text:span text:style-name="T19">It was </text:span></text:p>
          </text:deletion>
        </text:changed-region>
        <text:changed-region xml:id="ct94129032668192" text:id="ct94129032668192">
          <text:deletion>
            <office:change-info>
              <dc:creator>Unknown Author</dc:creator>
              <dc:date>2023-11-27T17:25:19</dc:date>
            </office:change-info>
            <text:p text:style-name="P7">tidy</text:p>
          </text:deletion>
        </text:changed-region>
        <text:changed-region xml:id="ct94129032668432" text:id="ct94129032668432">
          <text:insertion>
            <office:change-info>
              <dc:creator>Unknown Author</dc:creator>
              <dc:date>2023-11-27T17:25:19</dc:date>
            </office:change-info>
          </text:insertion>
        </text:changed-region>
        <text:changed-region xml:id="ct94129032668672" text:id="ct94129032668672">
          <text:deletion>
            <office:change-info>
              <dc:creator>Unknown Author</dc:creator>
              <dc:date>2023-11-27T17:25:31</dc:date>
            </office:change-info>
            <text:p text:style-name="P7"><text:span text:style-name="T19">, the room that is</text:span></text:p>
          </text:deletion>
        </text:changed-region>
        <text:changed-region xml:id="ct94129032668912" text:id="ct94129032668912">
          <text:insertion>
            <office:change-info>
              <dc:creator>Unknown Author</dc:creator>
              <dc:date>2023-11-27T18:50:36</dc:date>
            </office:change-info>
          </text:insertion>
        </text:changed-region>
        <text:changed-region xml:id="ct94129032669152" text:id="ct94129032669152">
          <text:insertion>
            <office:change-info>
              <dc:creator>Unknown Author</dc:creator>
              <dc:date>2023-11-27T18:51:19</dc:date>
            </office:change-info>
          </text:insertion>
        </text:changed-region>
        <text:changed-region xml:id="ct94129032669392" text:id="ct94129032669392">
          <text:deletion>
            <office:change-info>
              <dc:creator>Unknown Author</dc:creator>
              <dc:date>2023-11-27T18:51:19</dc:date>
            </office:change-info>
            <text:p text:style-name="P7"><text:span text:style-name="T20">T</text:span></text:p>
          </text:deletion>
        </text:changed-region>
        <text:changed-region xml:id="ct94129032669632" text:id="ct94129032669632">
          <text:deletion>
            <office:change-info>
              <dc:creator>Unknown Author</dc:creator>
              <dc:date>2023-11-27T18:51:34</dc:date>
            </office:change-info>
            <text:p text:style-name="P7"><text:s/>organising and jumbling and</text:p>
          </text:deletion>
        </text:changed-region>
        <text:changed-region xml:id="ct94129032669872" text:id="ct94129032669872">
          <text:deletion>
            <office:change-info>
              <dc:creator>Unknown Author</dc:creator>
              <dc:date>2023-11-27T18:51:43</dc:date>
            </office:change-info>
            <text:p text:style-name="P7">dirtying</text:p>
          </text:deletion>
        </text:changed-region>
        <text:changed-region xml:id="ct94129032670112" text:id="ct94129032670112">
          <text:insertion>
            <office:change-info>
              <dc:creator>Unknown Author</dc:creator>
              <dc:date>2023-11-27T18:51:43</dc:date>
            </office:change-info>
          </text:insertion>
        </text:changed-region>
        <text:changed-region xml:id="ct94129032670688" text:id="ct94129032670688">
          <text:insertion>
            <office:change-info>
              <dc:creator>Unknown Author</dc:creator>
              <dc:date>2023-11-27T18:51:44</dc:date>
            </office:change-info>
          </text:insertion>
        </text:changed-region>
        <text:changed-region xml:id="ct94129032670928" text:id="ct94129032670928">
          <text:deletion>
            <office:change-info>
              <dc:creator>Unknown Author</dc:creator>
              <dc:date>2023-11-27T18:51:40</dc:date>
            </office:change-info>
            <text:p text:style-name="P7">, to escape the boredom</text:p>
          </text:deletion>
        </text:changed-region>
        <text:changed-region xml:id="ct94129032671568" text:id="ct94129032671568">
          <text:insertion>
            <office:change-info>
              <dc:creator>Unknown Author</dc:creator>
              <dc:date>2023-11-27T18:51:49</dc:date>
            </office:change-info>
          </text:insertion>
        </text:changed-region>
        <text:changed-region xml:id="ct94129032671808" text:id="ct94129032671808">
          <text:insertion>
            <office:change-info>
              <dc:creator>Unknown Author</dc:creator>
              <dc:date>2023-11-27T18:51:50</dc:date>
            </office:change-info>
          </text:insertion>
        </text:changed-region>
        <text:changed-region xml:id="ct94129032672048" text:id="ct94129032672048">
          <text:deletion>
            <office:change-info>
              <dc:creator>Unknown Author</dc:creator>
              <dc:date>2023-11-27T18:51:52</dc:date>
            </office:change-info>
            <text:p text:style-name="P7"><text:span text:style-name="T10"><text:s/>Nothing </text:span></text:p>
          </text:deletion>
        </text:changed-region>
        <text:changed-region xml:id="ct94129032672288" text:id="ct94129032672288">
          <text:insertion>
            <office:change-info>
              <dc:creator>Unknown Author</dc:creator>
              <dc:date>2023-11-27T18:51:52</dc:date>
            </office:change-info>
          </text:insertion>
        </text:changed-region>
        <text:changed-region xml:id="ct94129032672688" text:id="ct94129032672688">
          <text:insertion>
            <office:change-info>
              <dc:creator>Unknown Author</dc:creator>
              <dc:date>2023-11-27T18:51:56</dc:date>
            </office:change-info>
          </text:insertion>
        </text:changed-region>
        <text:changed-region xml:id="ct94129032676192" text:id="ct94129032676192">
          <text:insertion>
            <office:change-info>
              <dc:creator>Unknown Author</dc:creator>
              <dc:date>2023-11-27T18:52:03</dc:date>
            </office:change-info>
          </text:insertion>
        </text:changed-region>
        <text:changed-region xml:id="ct94129032676832" text:id="ct94129032676832">
          <text:deletion>
            <office:change-info>
              <dc:creator>Unknown Author</dc:creator>
              <dc:date>2023-11-27T18:53:03</dc:date>
            </office:change-info>
            <text:p text:style-name="P7"><text:span text:style-name="T20">.</text:span></text:p>
          </text:deletion>
        </text:changed-region>
        <text:changed-region xml:id="ct94129032677872" text:id="ct94129032677872">
          <text:insertion>
            <office:change-info>
              <dc:creator>Unknown Author</dc:creator>
              <dc:date>2023-11-27T18:53:03</dc:date>
            </office:change-info>
          </text:insertion>
        </text:changed-region>
        <text:changed-region xml:id="ct94129032679152" text:id="ct94129032679152">
          <text:insertion>
            <office:change-info>
              <dc:creator>Unknown Author</dc:creator>
              <dc:date>2023-11-27T18:54:29</dc:date>
            </office:change-info>
          </text:insertion>
        </text:changed-region>
        <text:changed-region xml:id="ct94129032679472" text:id="ct94129032679472">
          <text:deletion>
            <office:change-info>
              <dc:creator>Unknown Author</dc:creator>
              <dc:date>2023-11-27T18:53:10</dc:date>
            </office:change-info>
            <text:p text:style-name="P7"><text:span text:style-name="T20"><text:s/></text:span></text:p>
          </text:deletion>
        </text:changed-region>
        <text:changed-region xml:id="ct94129032680272" text:id="ct94129032680272">
          <text:insertion>
            <office:change-info>
              <dc:creator>Unknown Author</dc:creator>
              <dc:date>2023-11-27T18:52:48</dc:date>
            </office:change-info>
          </text:insertion>
        </text:changed-region>
        <text:changed-region xml:id="ct94129032680512" text:id="ct94129032680512">
          <text:deletion>
            <office:change-info>
              <dc:creator>Unknown Author</dc:creator>
              <dc:date>2023-11-27T18:54:41</dc:date>
            </office:change-info>
            <text:p text:style-name="P7">From him too. And t</text:p>
          </text:deletion>
        </text:changed-region>
        <text:changed-region xml:id="ct94129032680752" text:id="ct94129032680752">
          <text:insertion>
            <office:change-info>
              <dc:creator>Unknown Author</dc:creator>
              <dc:date>2023-11-27T18:54:41</dc:date>
            </office:change-info>
          </text:insertion>
        </text:changed-region>
        <text:changed-region xml:id="ct94129032680992" text:id="ct94129032680992">
          <text:insertion>
            <office:change-info>
              <dc:creator>Unknown Author</dc:creator>
              <dc:date>2023-11-27T18:54:47</dc:date>
            </office:change-info>
          </text:insertion>
        </text:changed-region>
        <text:changed-region xml:id="ct94129032681232" text:id="ct94129032681232">
          <text:deletion>
            <office:change-info>
              <dc:creator>Unknown Author</dc:creator>
              <dc:date>2023-11-27T18:54:47</dc:date>
            </office:change-info>
            <text:p text:style-name="P7"><text:span text:style-name="T20">there is </text:span></text:p>
          </text:deletion>
        </text:changed-region>
        <text:changed-region xml:id="ct94129032681472" text:id="ct94129032681472">
          <text:insertion>
            <office:change-info>
              <dc:creator>Unknown Author</dc:creator>
              <dc:date>2023-11-27T18:54:48</dc:date>
            </office:change-info>
          </text:insertion>
        </text:changed-region>
        <text:changed-region xml:id="ct94129032681712" text:id="ct94129032681712">
          <text:deletion>
            <office:change-info>
              <dc:creator>Unknown Author</dc:creator>
              <dc:date>2023-11-27T18:54:51</dc:date>
            </office:change-info>
            <text:p text:style-name="P7"><text:span text:style-name="T10">that</text:span></text:p>
          </text:deletion>
        </text:changed-region>
        <text:changed-region xml:id="ct94129032681952" text:id="ct94129032681952">
          <text:insertion>
            <office:change-info>
              <dc:creator>Unknown Author</dc:creator>
              <dc:date>2023-11-27T18:54:51</dc:date>
            </office:change-info>
          </text:insertion>
        </text:changed-region>
        <text:changed-region xml:id="ct94129032682192" text:id="ct94129032682192">
          <text:deletion>
            <office:change-info>
              <dc:creator>Unknown Author</dc:creator>
              <dc:date>2023-11-27T18:55:05</dc:date>
            </office:change-info>
            <text:p text:style-name="P7">covers</text:p>
          </text:deletion>
        </text:changed-region>
        <text:changed-region xml:id="ct94129032682432" text:id="ct94129032682432">
          <text:insertion>
            <office:change-info>
              <dc:creator>Unknown Author</dc:creator>
              <dc:date>2023-11-27T18:55:05</dc:date>
            </office:change-info>
          </text:insertion>
        </text:changed-region>
        <text:changed-region xml:id="ct94129032682672" text:id="ct94129032682672">
          <text:insertion>
            <office:change-info>
              <dc:creator>Unknown Author</dc:creator>
              <dc:date>2023-11-27T18:55:09</dc:date>
            </office:change-info>
          </text:insertion>
        </text:changed-region>
        <text:changed-region xml:id="ct94129032682912" text:id="ct94129032682912">
          <text:deletion>
            <office:change-info>
              <dc:creator>Unknown Author</dc:creator>
              <dc:date>2023-11-27T18:55:09</dc:date>
            </office:change-info>
            <text:p text:style-name="P7"><text:span text:style-name="T20">the </text:span></text:p>
          </text:deletion>
        </text:changed-region>
        <text:changed-region xml:id="ct94129032683152" text:id="ct94129032683152">
          <text:deletion>
            <office:change-info>
              <dc:creator>Unknown Author</dc:creator>
              <dc:date>2023-11-27T18:55:09</dc:date>
            </office:change-info>
            <text:p text:style-name="P7"><text:span text:style-name="T20">side </text:span></text:p>
          </text:deletion>
        </text:changed-region>
        <text:changed-region xml:id="ct94129032683392" text:id="ct94129032683392">
          <text:insertion>
            <office:change-info>
              <dc:creator>Unknown Author</dc:creator>
              <dc:date>2023-11-27T18:55:10</dc:date>
            </office:change-info>
          </text:insertion>
        </text:changed-region>
        <text:changed-region xml:id="ct94129032683632" text:id="ct94129032683632">
          <text:deletion>
            <office:change-info>
              <dc:creator>Unknown Author</dc:creator>
              <dc:date>2023-11-27T18:55:48</dc:date>
            </office:change-info>
            <text:p text:style-name="P7">A perfect, pristine view of whatever was outside, the sky and the hills. I had reached out before. The glass had stopped me.</text:p>
          </text:deletion>
        </text:changed-region>
        <text:changed-region xml:id="ct94129032683872" text:id="ct94129032683872">
          <text:insertion>
            <office:change-info>
              <dc:creator>Unknown Author</dc:creator>
              <dc:date>2023-11-27T18:55:48</dc:date>
            </office:change-info>
          </text:insertion>
        </text:changed-region>
        <text:changed-region xml:id="ct94129032684112" text:id="ct94129032684112">
          <text:insertion>
            <office:change-info>
              <dc:creator>Unknown Author</dc:creator>
              <dc:date>2023-11-27T18:56:01</dc:date>
            </office:change-info>
          </text:insertion>
        </text:changed-region>
        <text:changed-region xml:id="ct94129032685168" text:id="ct94129032685168">
          <text:insertion>
            <office:change-info>
              <dc:creator>Unknown Author</dc:creator>
              <dc:date>2023-11-27T18:57:00</dc:date>
            </office:change-info>
          </text:insertion>
        </text:changed-region>
        <text:changed-region xml:id="ct94129032685744" text:id="ct94129032685744">
          <text:insertion>
            <office:change-info>
              <dc:creator>Unknown Author</dc:creator>
              <dc:date>2023-11-27T12:34:28</dc:date>
            </office:change-info>
          </text:insertion>
        </text:changed-region>
        <text:changed-region xml:id="ct94129032685984" text:id="ct94129032685984">
          <text:insertion>
            <office:change-info>
              <dc:creator>Unknown Author</dc:creator>
              <dc:date>2023-11-27T12:35:37</dc:date>
            </office:change-info>
          </text:insertion>
        </text:changed-region>
        <text:changed-region xml:id="ct94129032686464" text:id="ct94129032686464">
          <text:insertion>
            <office:change-info>
              <dc:creator>Unknown Author</dc:creator>
              <dc:date>2023-11-27T12:36:23</dc:date>
            </office:change-info>
          </text:insertion>
        </text:changed-region>
        <text:changed-region xml:id="ct94129032686224" text:id="ct94129032686224">
          <text:insertion>
            <office:change-info>
              <dc:creator>Unknown Author</dc:creator>
              <dc:date>2023-11-27T12:37:04</dc:date>
            </office:change-info>
          </text:insertion>
        </text:changed-region>
        <text:changed-region xml:id="ct94129032513904" text:id="ct94129032513904">
          <text:insertion>
            <office:change-info>
              <dc:creator>Unknown Author</dc:creator>
              <dc:date>2023-11-27T12:38:18</dc:date>
            </office:change-info>
          </text:insertion>
        </text:changed-region>
        <text:changed-region xml:id="ct94129032551344" text:id="ct94129032551344">
          <text:insertion>
            <office:change-info>
              <dc:creator>Unknown Author</dc:creator>
              <dc:date>2023-11-27T12:39:27</dc:date>
            </office:change-info>
          </text:insertion>
        </text:changed-region>
        <text:changed-region xml:id="ct94129032553136" text:id="ct94129032553136">
          <text:insertion>
            <office:change-info>
              <dc:creator>Unknown Author</dc:creator>
              <dc:date>2023-11-27T12:40:00</dc:date>
            </office:change-info>
          </text:insertion>
        </text:changed-region>
        <text:changed-region xml:id="ct94129032562672" text:id="ct94129032562672">
          <text:insertion>
            <office:change-info>
              <dc:creator>Unknown Author</dc:creator>
              <dc:date>2023-11-27T12:42:59</dc:date>
            </office:change-info>
          </text:insertion>
        </text:changed-region>
        <text:changed-region xml:id="ct94129032564768" text:id="ct94129032564768">
          <text:insertion>
            <office:change-info>
              <dc:creator>Unknown Author</dc:creator>
              <dc:date>2023-11-27T17:09:03</dc:date>
            </office:change-info>
          </text:insertion>
        </text:changed-region>
        <text:changed-region xml:id="ct94129032566208" text:id="ct94129032566208">
          <text:insertion>
            <office:change-info>
              <dc:creator>Unknown Author</dc:creator>
              <dc:date>2023-11-27T12:43:35</dc:date>
            </office:change-info>
          </text:insertion>
        </text:changed-region>
        <text:changed-region xml:id="ct94129032561376" text:id="ct94129032561376">
          <text:insertion>
            <office:change-info>
              <dc:creator>Unknown Author</dc:creator>
              <dc:date>2023-11-27T17:09:09</dc:date>
            </office:change-info>
          </text:insertion>
        </text:changed-region>
        <text:changed-region xml:id="ct94129032572560" text:id="ct94129032572560">
          <text:insertion>
            <office:change-info>
              <dc:creator>Unknown Author</dc:creator>
              <dc:date>2023-11-27T12:44:19</dc:date>
            </office:change-info>
          </text:insertion>
        </text:changed-region>
        <text:changed-region xml:id="ct94129032550976" text:id="ct94129032550976">
          <text:insertion>
            <office:change-info>
              <dc:creator>Unknown Author</dc:creator>
              <dc:date>2023-11-27T12:46:26</dc:date>
            </office:change-info>
          </text:insertion>
        </text:changed-region>
        <text:changed-region xml:id="ct94129032519664" text:id="ct94129032519664">
          <text:insertion>
            <office:change-info>
              <dc:creator>Unknown Author</dc:creator>
              <dc:date>2023-11-27T12:49:53</dc:date>
            </office:change-info>
          </text:insertion>
        </text:changed-region>
        <text:changed-region xml:id="ct94129032525712" text:id="ct94129032525712">
          <text:insertion>
            <office:change-info>
              <dc:creator>Unknown Author</dc:creator>
              <dc:date>2023-11-27T12:50:03</dc:date>
            </office:change-info>
          </text:insertion>
        </text:changed-region>
        <text:changed-region xml:id="ct94129032528560" text:id="ct94129032528560">
          <text:insertion>
            <office:change-info>
              <dc:creator>Unknown Author</dc:creator>
              <dc:date>2023-11-27T12:52:21</dc:date>
            </office:change-info>
          </text:insertion>
        </text:changed-region>
        <text:changed-region xml:id="ct94129032528928" text:id="ct94129032528928">
          <text:insertion>
            <office:change-info>
              <dc:creator>Unknown Author</dc:creator>
              <dc:date>2023-11-27T17:09:29</dc:date>
            </office:change-info>
          </text:insertion>
        </text:changed-region>
        <text:changed-region xml:id="ct94129032538896" text:id="ct94129032538896">
          <text:deletion>
            <office:change-info>
              <dc:creator>Unknown Author</dc:creator>
              <dc:date>2023-11-27T13:01:35</dc:date>
            </office:change-info>
            <text:p text:style-name="Text_20_body">Then again, t</text:p>
          </text:deletion>
        </text:changed-region>
        <text:changed-region xml:id="ct94129032545584" text:id="ct94129032545584">
          <text:insertion>
            <office:change-info>
              <dc:creator>Unknown Author</dc:creator>
              <dc:date>2023-11-27T13:01:45</dc:date>
            </office:change-info>
          </text:insertion>
        </text:changed-region>
        <text:changed-region xml:id="ct94129032545952" text:id="ct94129032545952">
          <text:deletion>
            <office:change-info>
              <dc:creator>Unknown Author</dc:creator>
              <dc:date>2023-11-27T13:01:52</dc:date>
            </office:change-info>
            <text:p text:style-name="Text_20_body"><text:span text:style-name="T15">here </text:span></text:p>
          </text:deletion>
        </text:changed-region>
        <text:changed-region xml:id="ct94129032576240" text:id="ct94129032576240">
          <text:insertion>
            <office:change-info>
              <dc:creator>Unknown Author</dc:creator>
              <dc:date>2023-11-27T13:01:52</dc:date>
            </office:change-info>
          </text:insertion>
        </text:changed-region>
        <text:changed-region xml:id="ct94129032575136" text:id="ct94129032575136">
          <text:deletion>
            <office:change-info>
              <dc:creator>Unknown Author</dc:creator>
              <dc:date>2023-11-27T16:30:05</dc:date>
            </office:change-info>
            <text:p text:style-name="Text_20_body"><text:s/></text:p>
          </text:deletion>
        </text:changed-region>
        <text:changed-region xml:id="ct94129032575504" text:id="ct94129032575504">
          <text:deletion>
            <office:change-info>
              <dc:creator>Unknown Author</dc:creator>
              <dc:date>2023-11-27T13:01:37</dc:date>
            </office:change-info>
            <text:p text:style-name="Text_20_body">the</text:p>
          </text:deletion>
        </text:changed-region>
        <text:changed-region xml:id="ct94129032575872" text:id="ct94129032575872">
          <text:insertion>
            <office:change-info>
              <dc:creator>Unknown Author</dc:creator>
              <dc:date>2023-11-27T13:01:37</dc:date>
            </office:change-info>
          </text:insertion>
        </text:changed-region>
        <text:changed-region xml:id="ct94129032625984" text:id="ct94129032625984">
          <text:deletion>
            <office:change-info>
              <dc:creator>Unknown Author</dc:creator>
              <dc:date>2023-11-27T13:01:41</dc:date>
            </office:change-info>
            <text:p text:style-name="Text_20_body">countless </text:p>
          </text:deletion>
        </text:changed-region>
        <text:changed-region xml:id="ct94129032622448" text:id="ct94129032622448">
          <text:deletion>
            <office:change-info>
              <dc:creator>Unknown Author</dc:creator>
              <dc:date>2023-11-27T13:03:08</dc:date>
            </office:change-info>
            <text:p text:style-name="Text_20_body">monoliths</text:p>
          </text:deletion>
        </text:changed-region>
        <text:changed-region xml:id="ct94129032623984" text:id="ct94129032623984">
          <text:deletion>
            <office:change-info>
              <dc:creator>Unknown Author</dc:creator>
              <dc:date>2023-11-27T13:01:43</dc:date>
            </office:change-info>
            <text:p text:style-name="Text_20_body"><text:s/>outside</text:p>
          </text:deletion>
        </text:changed-region>
        <text:changed-region xml:id="ct94129032485488" text:id="ct94129032485488">
          <text:insertion>
            <office:change-info>
              <dc:creator>Unknown Author</dc:creator>
              <dc:date>2023-11-27T13:03:08</dc:date>
            </office:change-info>
          </text:insertion>
        </text:changed-region>
        <text:changed-region xml:id="ct94129032620608" text:id="ct94129032620608">
          <text:deletion>
            <office:change-info>
              <dc:creator>Unknown Author</dc:creator>
              <dc:date>2023-11-27T13:03:21</dc:date>
            </office:change-info>
            <text:p text:style-name="Text_20_body">How many more were there, in those other rooms</text:p>
          </text:deletion>
        </text:changed-region>
        <text:changed-region xml:id="ct94129032622800" text:id="ct94129032622800">
          <text:insertion>
            <office:change-info>
              <dc:creator>Unknown Author</dc:creator>
              <dc:date>2023-11-27T13:03:21</dc:date>
            </office:change-info>
          </text:insertion>
        </text:changed-region>
        <text:changed-region xml:id="ct94129032673232" text:id="ct94129032673232">
          <text:deletion>
            <office:change-info>
              <dc:creator>Unknown Author</dc:creator>
              <dc:date>2023-11-27T13:03:35</dc:date>
            </office:change-info>
            <text:p text:style-name="Text_20_body">People </text:p>
          </text:deletion>
        </text:changed-region>
        <text:changed-region xml:id="ct94129032617616" text:id="ct94129032617616">
          <text:insertion>
            <office:change-info>
              <dc:creator>Unknown Author</dc:creator>
              <dc:date>2023-11-27T13:03:37</dc:date>
            </office:change-info>
          </text:insertion>
        </text:changed-region>
        <text:changed-region xml:id="ct94129032675728" text:id="ct94129032675728">
          <text:insertion>
            <office:change-info>
              <dc:creator>Unknown Author</dc:creator>
              <dc:date>2023-11-27T16:32:46</dc:date>
            </office:change-info>
          </text:insertion>
        </text:changed-region>
        <text:changed-region xml:id="ct94129032688768" text:id="ct94129032688768">
          <text:deletion>
            <office:change-info>
              <dc:creator>Unknown Author</dc:creator>
              <dc:date>2023-11-27T16:32:43</dc:date>
            </office:change-info>
            <text:p text:style-name="Text_20_body"><text:span text:style-name="T16">maybe I simply didn't know</text:span></text:p>
          </text:deletion>
        </text:changed-region>
        <text:changed-region xml:id="ct94129032690976" text:id="ct94129032690976">
          <text:insertion>
            <office:change-info>
              <dc:creator>Unknown Author</dc:creator>
              <dc:date>2023-11-27T16:32:46</dc:date>
            </office:change-info>
          </text:insertion>
        </text:changed-region>
        <text:changed-region xml:id="ct94129032691216" text:id="ct94129032691216">
          <text:deletion>
            <office:change-info>
              <dc:creator>Unknown Author</dc:creator>
              <dc:date>2023-11-27T16:35:53</dc:date>
            </office:change-info>
            <text:p text:style-name="Text_20_body">I </text:p>
          </text:deletion>
        </text:changed-region>
        <text:changed-region xml:id="ct94129032691456" text:id="ct94129032691456">
          <text:deletion>
            <office:change-info>
              <dc:creator>Unknown Author</dc:creator>
              <dc:date>2023-11-27T16:33:02</dc:date>
            </office:change-info>
            <text:p text:style-name="Text_20_body">had also stayed silent</text:p>
          </text:deletion>
        </text:changed-region>
        <text:changed-region xml:id="ct94129032691696" text:id="ct94129032691696">
          <text:insertion>
            <office:change-info>
              <dc:creator>Unknown Author</dc:creator>
              <dc:date>2023-11-27T16:35:53</dc:date>
            </office:change-info>
          </text:insertion>
        </text:changed-region>
        <text:changed-region xml:id="ct94129032691936" text:id="ct94129032691936">
          <text:insertion>
            <office:change-info>
              <dc:creator>Unknown Author</dc:creator>
              <dc:date>2023-11-27T16:35:54</dc:date>
            </office:change-info>
          </text:insertion>
        </text:changed-region>
        <text:changed-region xml:id="ct94129032692640" text:id="ct94129032692640">
          <text:insertion>
            <office:change-info>
              <dc:creator>Unknown Author</dc:creator>
              <dc:date>2023-11-27T19:06:19</dc:date>
            </office:change-info>
          </text:insertion>
        </text:changed-region>
        <text:changed-region xml:id="ct94129032693280" text:id="ct94129032693280">
          <text:insertion>
            <office:change-info>
              <dc:creator>Unknown Author</dc:creator>
              <dc:date>2023-11-27T17:04:07</dc:date>
            </office:change-info>
          </text:insertion>
        </text:changed-region>
        <text:changed-region xml:id="ct94129032693520" text:id="ct94129032693520">
          <text:deletion>
            <office:change-info>
              <dc:creator>Unknown Author</dc:creator>
              <dc:date>2023-11-27T17:04:07</dc:date>
            </office:change-info>
            <text:p text:style-name="Text_20_body"><text:span text:style-name="T17">Being there must have felt like forever then, even if only for just a blink now. How long?</text:span></text:p>
          </text:deletion>
        </text:changed-region>
        <text:changed-region xml:id="ct94129032693760" text:id="ct94129032693760">
          <text:deletion>
            <office:change-info>
              <dc:creator>Unknown Author</dc:creator>
              <dc:date>2023-11-26T12:14:12</dc:date>
            </office:change-info>
            <text:p text:style-name="Text_20_body"/>
            <text:p text:style-name="Text_20_body"/>
          </text:deletion>
        </text:changed-region>
        <text:changed-region xml:id="ct94129032694400" text:id="ct94129032694400">
          <text:insertion>
            <office:change-info>
              <dc:creator>Unknown Author</dc:creator>
              <dc:date>2023-11-26T22:28:30</dc:date>
            </office:change-info>
          </text:insertion>
        </text:changed-region>
        <text:changed-region xml:id="ct94129032695376" text:id="ct94129032695376">
          <text:insertion>
            <office:change-info>
              <dc:creator>Unknown Author</dc:creator>
              <dc:date>2023-11-26T12:37:48</dc:date>
            </office:change-info>
          </text:insertion>
        </text:changed-region>
        <text:changed-region xml:id="ct94129032578448" text:id="ct94129032578448">
          <text:insertion>
            <office:change-info>
              <dc:creator>Unknown Author</dc:creator>
              <dc:date>2023-11-26T12:52:52</dc:date>
            </office:change-info>
          </text:insertion>
        </text:changed-region>
        <text:changed-region xml:id="ct94129032581984" text:id="ct94129032581984">
          <text:insertion>
            <office:change-info>
              <dc:creator>Unknown Author</dc:creator>
              <dc:date>2023-11-26T12:50:10</dc:date>
            </office:change-info>
          </text:insertion>
        </text:changed-region>
        <text:changed-region xml:id="ct94129032585472" text:id="ct94129032585472">
          <text:insertion>
            <office:change-info>
              <dc:creator>Unknown Author</dc:creator>
              <dc:date>2023-11-26T12:51:56</dc:date>
            </office:change-info>
          </text:insertion>
        </text:changed-region>
        <text:changed-region xml:id="ct94129032589200" text:id="ct94129032589200">
          <text:insertion>
            <office:change-info>
              <dc:creator>Unknown Author</dc:creator>
              <dc:date>2023-11-26T12:52:00</dc:date>
            </office:change-info>
          </text:insertion>
        </text:changed-region>
        <text:changed-region xml:id="ct94129032592144" text:id="ct94129032592144">
          <text:insertion>
            <office:change-info>
              <dc:creator>Unknown Author</dc:creator>
              <dc:date>2023-11-26T12:14:13</dc:date>
            </office:change-info>
          </text:insertion>
        </text:changed-region>
        <text:changed-region xml:id="ct94129032592512" text:id="ct94129032592512">
          <text:deletion>
            <office:change-info>
              <dc:creator>Unknown Author</dc:creator>
              <dc:date>2023-11-26T12:14:12</dc:date>
            </office:change-info>
            <text:p text:style-name="Text_20_body"><text:line-break/></text:p>
            <text:p text:style-name="Text_20_body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change-start text:change-id="ct94129032345808"/><text:span text:style-name="T1">Trembling</text:span><text:change-end text:change-id="ct94129032345808"/><text:change-start text:change-id="ct94129032348912"/><text:span text:style-name="T1">, I place my hand </text:span><text:change-end text:change-id="ct94129032348912"/><text:change-start text:change-id="ct94129032350128"/><text:span text:style-name="T1">onto the gleaming door knob; </text:span><text:change-end text:change-id="ct94129032350128"/><text:change-start text:change-id="ct94129032401472"/><text:span text:style-name="T3">a shiver runs down my spine. </text:span><text:change-end text:change-id="ct94129032401472"/><text:change text:change-id="ct94129032621600"/>The <text:change text:change-id="ct94129032621968"/><text:change-start text:change-id="ct94129032623536"/><text:span text:style-name="T1">beige</text:span><text:change-end text:change-id="ct94129032623536"/> carpet and the view of the <text:change-start text:change-id="ct94129032625104"/><text:span text:style-name="T1">morning </text:span><text:change-end text:change-id="ct94129032625104"/>city <text:change text:change-id="ct94129032625504"/><text:change-start text:change-id="ct94129032626784"/><text:span text:style-name="T1">lie behind me, beckoning me with their </text:span><text:change-end text:change-id="ct94129032626784"/><text:change text:change-id="ct94129032627280"/>familiarity<text:change text:change-id="ct94129032627648"/><text:change-start text:change-id="ct94129032629584"/>, <text:span text:style-name="T1">pleading me to stay</text:span><text:change-end text:change-id="ct94129032629584"/>. <text:change text:change-id="ct94129032629984"/><text:change-start text:change-id="ct94129032631680"/><text:span text:style-name="T1">T</text:span><text:change-end text:change-id="ct94129032631680"/>hey are <text:change-start text:change-id="ct94129032633712"/><text:span text:style-name="T1">only</text:span><text:change-end text:change-id="ct94129032633712"/><text:change text:change-id="ct94129032634192"/><text:change-start text:change-id="ct94129032636272"/> <text:span text:style-name="T1">just </text:span><text:change-end text:change-id="ct94129032636272"/>things, <text:change-start text:change-id="ct94129032638336"/><text:span text:style-name="T1">but</text:span><text:change-end text:change-id="ct94129032638336"/><text:change text:change-id="ct94129032638816"/><text:change-start text:change-id="ct94129032639088"/> <text:change-end text:change-id="ct94129032639088"/>even things seem <text:change-start text:change-id="ct94129032640384"/><text:span text:style-name="T1">to</text:span><text:change-end text:change-id="ct94129032640384"/><text:change text:change-id="ct94129032640864"/><text:change text:change-id="ct94129032641136"/><text:change-start text:change-id="ct94129032642304"/> <text:span text:style-name="T1">act with intent sometimes, </text:span><text:change-end text:change-id="ct94129032642304"/><text:change-start text:change-id="ct94129032644480"/><text:span text:style-name="T1">as if they have their own personality</text:span><text:change-end text:change-id="ct94129032644480"/>.</text:p>
      <text:p text:style-name="P14"><text:change text:change-id="ct94129032478416"/><text:change-start text:change-id="ct94129032469856"/><text:span text:style-name="T1">This isn</text:span><text:span text:style-name="T3">’t the time to wonder such things. If you give objects a life, you get caught up in their w</text:span><text:change-end text:change-id="ct94129032469856"/><text:change-start text:change-id="ct94129032468256"/><text:span text:style-name="T3">orries. They control you</text:span><text:change-end text:change-id="ct94129032468256"/>. <text:change-start text:change-id="ct94129032472528"/><text:span text:style-name="T1">Even then, </text:span><text:change-end text:change-id="ct94129032472528"/><text:change text:change-id="ct94129032478048"/><text:change-start text:change-id="ct94129032645472"/><text:span text:style-name="T1">t</text:span><text:change-end text:change-id="ct94129032645472"/>here <text:change-start text:change-id="ct94129032646032"/><text:span text:style-name="T1">would</text:span><text:change-end text:change-id="ct94129032646032"/><text:change text:change-id="ct94129032646800"/><text:change-start text:change-id="ct94129032647360"/><text:span text:style-name="T1">n</text:span><text:span text:style-name="T3">’t be </text:span><text:change-end text:change-id="ct94129032647360"/><text:change text:change-id="ct94129032647600"/>personality <text:change-start text:change-id="ct94129032647984"/><text:span text:style-name="T1">here</text:span><text:change-end text:change-id="ct94129032647984"/><text:change text:change-id="ct94129032648224"/><text:change text:change-id="ct94129032649664"/>. Everything is long dead<text:change-start text:change-id="ct94129032650320"/> <text:span text:style-name="T1">and</text:span><text:change-end text:change-id="ct94129032650320"/><text:change-start text:change-id="ct94129032650560"/><text:span text:style-name="T1"> dull by design</text:span><text:change-end text:change-id="ct94129032650560"/>, as stagnant as <text:change text:change-id="ct94129032650800"/><text:change-start text:change-id="ct94129032651040"/><text:span text:style-name="T1">the day I came in, before I had time to become attached to anything</text:span><text:change-end text:change-id="ct94129032651040"/>.<text:change text:change-id="ct94129032651280"/></text:p>
      <text:p text:style-name="Text_20_body"/>
      <text:p text:style-name="P12"><text:change text:change-id="ct94129032652112"/><text:change text:change-id="ct94129032652352"/><text:change text:change-id="ct94129032652592"/><text:change text:change-id="ct94129032652832"/><text:change text:change-id="ct94129032653072"/><text:change-start text:change-id="ct94129032653312"/>Too much time was lost in this room.<text:change-end text:change-id="ct94129032653312"/><text:change-start text:change-id="ct94129032497264"/></text:p>
      <text:p text:style-name="P1">Starlight shined through these <text:span text:style-name="T2">windows</text:span>, streaming in though the curtains, the twinkling of the stars in the endless night sky visible even from the inside<text:change-end text:change-id="ct94129032497264"/><text:change-start text:change-id="ct94129032638576"/>, their pulsating illuminating the room in ebbs and flows of light.<text:change-end text:change-id="ct94129032638576"/><text:change-start text:change-id="ct94129032633952"/></text:p>
      <text:p text:style-name="P1">It was my only <text:span text:style-name="T2">company</text:span> in the night, before he returned. Like them, I was similarly alone, distant from even the closest person I knew. Lost in a vast emptiness. <text:change-end text:change-id="ct94129032633952"/><text:change-start text:change-id="ct94129032490416"/></text:p>
      <text:p text:style-name="P13"><text:change-end text:change-id="ct94129032490416"/><text:change-start text:change-id="ct94129032490784"/><text:span text:style-name="T13">Beside was the 7 point digitsureal clock, a constant reminder of the time in its dim red light perched on the desk</text:span><text:change-end text:change-id="ct94129032490784"/><text:change-start text:change-id="ct94129032492352"/><text:span text:style-name="T13">. It lacked a throne; the table completely bare.</text:span><text:change-end text:change-id="ct94129032492352"/><text:change text:change-id="ct94129032492720"/><text:change-start text:change-id="ct94129032625744"/> <text:change-end text:change-id="ct94129032625744"/><text:change-start text:change-id="ct94129032624608"/><text:span text:style-name="T13">One thirty seven. </text:span><text:change-end text:change-id="ct94129032624608"/>He had been gone for hours now<text:change text:change-id="ct94129032636512"/>. <text:change-start text:change-id="ct94129032639616"/><text:span text:style-name="T14">Maybe he was lost? </text:span><text:span text:style-name="T4">T</text:span><text:span text:style-name="T14">hat was what I told myself to settle my worries </text:span><text:span text:style-name="T4">—</text:span><text:span text:style-name="T14"> deep down,</text:span><text:change-end text:change-id="ct94129032639616"/><text:change-start text:change-id="ct94129032618048"/><text:span text:style-name="T14"> I knew he wasn</text:span><text:span text:style-name="T4">’t.</text:span><text:change-end text:change-id="ct94129032618048"/><text:change text:change-id="ct94129032618464"/></text:p>
      <text:p text:style-name="Text_20_body">The door clicked and opened. He came in, drunk and <text:change-start text:change-id="ct94129032635616"/><text:span text:style-name="T14">already </text:span><text:change-end text:change-id="ct94129032635616"/>half-asleep, reaching out for the white sheets of the bed. He must have been wasting his time.</text:p>
      <text:p text:style-name="Text_20_body">You're late again, I said. He groaned in agreement. Where were you?</text:p>
      <text:p text:style-name="Text_20_body">There was no meaningful response to be given. A meaningless midnight ritual, a twisted greeting. It was becoming more common, but not more normal.</text:p>
      <text:p text:style-name="Text_20_body">Goodnight then, though I would not fall asleep.</text:p>
      <text:p text:style-name="Text_20_body"/>
      <text:p text:style-name="Text_20_body">Sleepless nights and empty days.</text:p>
      <text:p text:style-name="P6"><text:change-start text:change-id="ct94129032450432"/><text:span text:style-name="T18">Can solid objects be empty? </text:span><text:change-end text:change-id="ct94129032450432"/><text:change text:change-id="ct94129032658704"/><text:change-start text:change-id="ct94129032659280"/><text:span text:style-name="T18">Emptiness were those</text:span><text:change-end text:change-id="ct94129032659280"/> white walls, not completely white, <text:change text:change-id="ct94129032659520"/><text:change-start text:change-id="ct94129032659760"/><text:span text:style-name="T18">slightly yellow. I</text:span><text:change-end text:change-id="ct94129032659760"/><text:change-start text:change-id="ct94129032660000"/><text:span text:style-name="T18">t would have been a mercy to </text:span><text:change-end text:change-id="ct94129032660000"/><text:change-start text:change-id="ct94129032660240"/><text:span text:style-name="T18">have pure white, the yellow</text:span><text:change-end text:change-id="ct94129032660240"/><text:change text:change-id="ct94129032660480"/><text:change-start text:change-id="ct94129032660720"/> <text:span text:style-name="T18">only made it </text:span><text:change-end text:change-id="ct94129032660720"/><text:change text:change-id="ct94129032660960"/>look <text:change-start text:change-id="ct94129032661200"/><text:span text:style-name="T18">even </text:span><text:change-end text:change-id="ct94129032661200"/>more bland and uninviting<text:change-start text:change-id="ct94129032662880"/>. <text:span text:style-name="T18">At least there </text:span><text:span text:style-name="T19">might have</text:span><text:span text:style-name="T18"> be something interesting about the whiteness. </text:span><text:change-end text:change-id="ct94129032662880"/><text:change-start text:change-id="ct94129032664416"/></text:p>
      <text:p text:style-name="P6"><text:change-end text:change-id="ct94129032664416"/><text:change text:change-id="ct94129032664656"/><text:change text:change-id="ct94129032664896"/><text:change-start text:change-id="ct94129032665136"/><text:span text:style-name="T19">A few layers of plaster was all that </text:span><text:span text:style-name="T9">confined</text:span><text:span text:style-name="T19"> me</text:span><text:change-end text:change-id="ct94129032665136"/>. All of them <text:change-start text:change-id="ct94129032665376"/><text:span text:style-name="T19">eventually </text:span><text:change-end text:change-id="ct94129032665376"/>meeting at a similarly coloured ceiling, again completely plain, except maybe the occasional spot <text:soft-page-break/>here and there<text:change text:change-id="ct94129032666016"/><text:change-start text:change-id="ct94129032666656"/>; <text:span text:style-name="T19">at least it was something to look at.</text:span><text:change-end text:change-id="ct94129032666656"/><text:change-start text:change-id="ct94129032666896"/> <text:change-end text:change-id="ct94129032666896"/><text:change-start text:change-id="ct94129032667136"/><text:span text:style-name="T19">Did someone </text:span><text:change-end text:change-id="ct94129032667136"/><text:change-start text:change-id="ct94129032667712"/><text:span text:style-name="T19">from before paint them?</text:span></text:p>
      <text:p text:style-name="P7"><text:span text:style-name="T19">Apart from that, the room was </text:span><text:change-end text:change-id="ct94129032667712"/><text:change text:change-id="ct94129032667952"/>kept <text:change text:change-id="ct94129032668192"/><text:change-start text:change-id="ct94129032668432"/><text:span text:style-name="T19">spotless</text:span><text:change-end text:change-id="ct94129032668432"/><text:change text:change-id="ct94129032668672"/>. <text:change-start text:change-id="ct94129032668912"/><text:span text:style-name="T20">I tried to do anything to escape boredom, </text:span><text:change-end text:change-id="ct94129032668912"/><text:change-start text:change-id="ct94129032669152"/><text:span text:style-name="T20">t</text:span><text:change-end text:change-id="ct94129032669152"/><text:change text:change-id="ct94129032669392"/>he continuous back and forth of<text:change text:change-id="ct94129032669632"/> cleaning and <text:change text:change-id="ct94129032669872"/><text:change-start text:change-id="ct94129032670112"/><text:span text:style-name="T10">re-dirtying</text:span><text:change-end text:change-id="ct94129032670112"/>: <text:change-start text:change-id="ct94129032670688"/><text:span text:style-name="T20">just </text:span><text:change-end text:change-id="ct94129032670688"/>anything that would keep me busy<text:change text:change-id="ct94129032670928"/>.<text:change-start text:change-id="ct94129032671568"/> <text:span text:style-name="T20">It was</text:span><text:change-end text:change-id="ct94129032671568"/><text:change-start text:change-id="ct94129032671808"/><text:span text:style-name="T20">n</text:span><text:span text:style-name="T10">’t anything</text:span><text:change-end text:change-id="ct94129032671808"/><text:change text:change-id="ct94129032672048"/><text:change-start text:change-id="ct94129032672288"/> <text:change-end text:change-id="ct94129032672288"/>meaningful, nor <text:change-start text:change-id="ct94129032672688"/><text:span text:style-name="T20">was it insightful </text:span><text:change-end text:change-id="ct94129032672688"/>insightful; just something to take my mind off it all<text:change-start text:change-id="ct94129032676192"/>, <text:span text:style-name="T20">and yet </text:span><text:span text:style-name="T10">claustrophobia</text:span><text:span text:style-name="T20"> </text:span><text:change-end text:change-id="ct94129032676192"/><text:change text:change-id="ct94129032676832"/><text:change-start text:change-id="ct94129032677872"/><text:span text:style-name="T20">was always waiting at the end of the day.</text:span><text:change-end text:change-id="ct94129032677872"/><text:change-start text:change-id="ct94129032679152"/><text:span text:style-name="T20"> I also wanted to distract myself from him.</text:span><text:change-end text:change-id="ct94129032679152"/><text:change text:change-id="ct94129032679472"/><text:change-start text:change-id="ct94129032680272"/></text:p>
      <text:p text:style-name="P7"><text:change-end text:change-id="ct94129032680272"/><text:change text:change-id="ct94129032680512"/><text:change-start text:change-id="ct94129032680752"/><text:span text:style-name="T20">T</text:span><text:change-end text:change-id="ct94129032680752"/>hen <text:change-start text:change-id="ct94129032680992"/><text:span text:style-name="T20">there</text:span><text:change-end text:change-id="ct94129032680992"/><text:change text:change-id="ct94129032681232"/><text:change-start text:change-id="ct94129032681472"/><text:span text:style-name="T2">’</text:span><text:span text:style-name="T10">s also </text:span><text:change-end text:change-id="ct94129032681472"/><text:change text:change-id="ct94129032681712"/><text:change-start text:change-id="ct94129032681952"/><text:span text:style-name="T20">the</text:span><text:change-end text:change-id="ct94129032681952"/> window, the one that <text:change text:change-id="ct94129032682192"/><text:change-start text:change-id="ct94129032682432"/><text:span text:style-name="T20">covered</text:span><text:change-end text:change-id="ct94129032682432"/> <text:change-start text:change-id="ct94129032682672"/><text:span text:style-name="T20">on</text:span><text:change-end text:change-id="ct94129032682672"/><text:change text:change-id="ct94129032682912"/><text:change text:change-id="ct94129032683152"/><text:change-start text:change-id="ct94129032683392"/> <text:span text:style-name="T20">wall </text:span><text:change-end text:change-id="ct94129032683392"/>of the room. <text:change text:change-id="ct94129032683632"/><text:change-start text:change-id="ct94129032683872"/><text:span text:style-name="T20">A view of the </text:span><text:change-end text:change-id="ct94129032683872"/><text:change-start text:change-id="ct94129032684112"/><text:span text:style-name="T20">hills and trees. Everyone was living their normal lives, unaware that I was looking at them with longing for their </text:span><text:span text:style-name="T10">‘mundane’ exi</text:span><text:change-end text:change-id="ct94129032684112"/><text:change-start text:change-id="ct94129032685168"/><text:span text:style-name="T10">stence — I looked on in interest.</text:span><text:change-end text:change-id="ct94129032685168"/><text:change-start text:change-id="ct94129032685744"/></text:p>
      <text:p text:style-name="P4">I remember it was winter<text:change-end text:change-id="ct94129032685744"/><text:change-start text:change-id="ct94129032685984"/>, it must<text:span text:style-name="T2">’ve been my birthday,</text:span><text:change-end text:change-id="ct94129032685984"/><text:change-start text:change-id="ct94129032686464"/><text:span text:style-name="T2"> without the parties, they are hard to remember. There </text:span><text:change-end text:change-id="ct94129032686464"/><text:change-start text:change-id="ct94129032686224"/><text:span text:style-name="T2">were children outside having a snowball fight, </text:span><text:span text:style-name="T5">and some parents too. </text:span><text:change-end text:change-id="ct94129032686224"/><text:change-start text:change-id="ct94129032513904"/><text:span text:style-name="T5">There was a snowman too, underneath that one tree; it was tall and thin</text:span><text:change-end text:change-id="ct94129032513904"/><text:change-start text:change-id="ct94129032551344"/><text:span text:style-name="T5"> and had spindly branches. The tree, that is.</text:span></text:p>
      <text:p text:style-name="P5"><text:span text:style-name="T2">At least, I think it </text:span><text:change-end text:change-id="ct94129032551344"/><text:change-start text:change-id="ct94129032553136"/><text:span text:style-name="T2">was winter. The days began to bleed together.</text:span><text:change-end text:change-id="ct94129032553136"/><text:change-start text:change-id="ct94129032562672"/><text:span text:style-name="T2"> </text:span><text:change-end text:change-id="ct94129032562672"/><text:change-start text:change-id="ct94129032564768"/><text:span text:style-name="T8">T</text:span><text:change-end text:change-id="ct94129032564768"/><text:change-start text:change-id="ct94129032566208"/><text:span text:style-name="T2">he window was cold</text:span><text:change-end text:change-id="ct94129032566208"/><text:change-start text:change-id="ct94129032561376"/><text:span text:style-name="T2"> — </text:span><text:change-end text:change-id="ct94129032561376"/><text:change-start text:change-id="ct94129032572560"/><text:span text:style-name="T2">it stopped me from leaving</text:span><text:change-end text:change-id="ct94129032572560"/><text:change-start text:change-id="ct94129032550976"/><text:span text:style-name="T2">, </text:span><text:span text:style-name="T6">yet </text:span><text:span text:style-name="T2">always </text:span><text:span text:style-name="T8">taunted me with the view</text:span><text:span text:style-name="T2">.</text:span><text:change-end text:change-id="ct94129032550976"/><text:change-start text:change-id="ct94129032519664"/><text:span text:style-name="T2"> </text:span><text:span text:style-name="T6">The curtains helped, though </text:span><text:change-end text:change-id="ct94129032519664"/><text:change-start text:change-id="ct94129032525712"/><text:span text:style-name="T6">‘days’ eventually lost its meaning with them. </text:span><text:change-end text:change-id="ct94129032525712"/><text:change-start text:change-id="ct94129032528560"/><text:span text:style-name="T6">‘Time’ didn’t, I was still painfully aware of that.</text:span><text:change-end text:change-id="ct94129032528560"/><text:change-start text:change-id="ct94129032528928"/></text:p>
      <text:p text:style-name="P10">Time is something you feel passing in your bones.<text:change-end text:change-id="ct94129032528928"/></text:p>
      <text:p text:style-name="Text_20_body"><text:change text:change-id="ct94129032538896"/><text:change-start text:change-id="ct94129032545584"/><text:span text:style-name="T15">Outside</text:span><text:change-end text:change-id="ct94129032545584"/><text:change text:change-id="ct94129032545952"/><text:change-start text:change-id="ct94129032576240"/> <text:change-end text:change-id="ct94129032576240"/>were<text:change text:change-id="ct94129032575136"/><text:change text:change-id="ct94129032575504"/><text:change-start text:change-id="ct94129032575872"/><text:span text:style-name="T15"> those</text:span><text:change-end text:change-id="ct94129032575872"/> <text:change text:change-id="ct94129032625984"/>concrete <text:change text:change-id="ct94129032622448"/><text:change text:change-id="ct94129032623984"/><text:change-start text:change-id="ct94129032485488"/><text:span text:style-name="T15">buildings, frosted </text:span><text:span text:style-name="T16">with</text:span><text:span text:style-name="T15"> snow</text:span><text:change-end text:change-id="ct94129032485488"/>. <text:change text:change-id="ct94129032620608"/><text:change-start text:change-id="ct94129032622800"/><text:span text:style-name="T15">How many people were in those buildings</text:span><text:change-end text:change-id="ct94129032622800"/>? <text:change text:change-id="ct94129032673232"/><text:change-start text:change-id="ct94129032617616"/><text:span text:style-name="T15">How many people were </text:span><text:change-end text:change-id="ct94129032617616"/>like me? There must have been more, <text:change-start text:change-id="ct94129032675728"/><text:span text:style-name="T16">I</text:span><text:change-end text:change-id="ct94129032675728"/><text:change text:change-id="ct94129032688768"/><text:change-start text:change-id="ct94129032690976"/> <text:span text:style-name="T16">just didn</text:span><text:span text:style-name="T7">’t know of them</text:span><text:change-end text:change-id="ct94129032690976"/>. Then again, <text:change text:change-id="ct94129032691216"/><text:change text:change-id="ct94129032691456"/><text:change-start text:change-id="ct94129032691696"/><text:span text:style-name="T16">the</text:span><text:change-end text:change-id="ct94129032691696"/><text:change-start text:change-id="ct94129032691936"/><text:span text:style-name="T16">y didn</text:span><text:span text:style-name="T7">’t know of me</text:span><text:change-end text:change-id="ct94129032691936"/>.<text:change-start text:change-id="ct94129032692640"/> <text:span text:style-name="T21">Should I have said anything?</text:span><text:change-end text:change-id="ct94129032692640"/></text:p>
      <text:p text:style-name="Text_20_body"><text:change-start text:change-id="ct94129032693280"/><text:span text:style-name="T17">How long </text:span><text:span text:style-name="T19">did I </text:span><text:span text:style-name="T17">spent </text:span><text:span text:style-name="T19">here</text:span><text:span text:style-name="T17">?</text:span><text:change-end text:change-id="ct94129032693280"/><text:change text:change-id="ct94129032693520"/><text:change text:change-id="ct94129032693760"/><text:change-start text:change-id="ct94129032694400"/></text:p>
      <text:p text:style-name="Text_20_body"><text:change-end text:change-id="ct94129032694400"/><text:change-start text:change-id="ct94129032695376"/></text:p>
      <text:p text:style-name="P8">The door handle turned; I turned the handle. It wasn<text:span text:style-name="T2">’t locked. </text:span><text:span text:style-name="T11">The handle was cold, but I knew that, unlike the window, it only meant it had been cold inside</text:span><text:span text:style-name="T2">. </text:span><text:span text:style-name="T12">In fact, it was warm outside, bordering on hot. It was a warmth I hadn’t felt since I’d entered the room</text:span><text:span text:style-name="T2">.</text:span></text:p>
      <text:p text:style-name="P11">It was so different from the room I had just come from, intricate wallpaper and lights. All of this hidden behind a door? It’s strange and unfamiliar, but that is for the best.</text:p>
      <text:p text:style-name="P3"><text:span text:style-name="T24">The</text:span><text:span text:style-name="T22"> door behind me</text:span>.</text:p>
      <text:p text:style-name="P2"><text:change-end text:change-id="ct94129032695376"/><text:change-start text:change-id="ct94129032578448"/><text:span text:style-name="T2">a</text:span><text:change-end text:change-id="ct94129032578448"/><text:change-start text:change-id="ct94129032581984"/>ndadnandadababadabdabadadadalabanaadakadladlakadlaadkadlaasasdalkasdklakslkalklklasdamasasasasadadada<text:change-end text:change-id="ct94129032581984"/><text:change-start text:change-id="ct94129032585472"/>malalakachapc<text:change-end text:change-id="ct94129032585472"/><text:change-start text:change-id="ct94129032589200"/>papcpchcappahchaospcpanclacalacni<text:soft-page-break/>aosclkaslkclaskcaslclasclkasclklaslkjcaslsalkasdlwoerpsdfldsoijwelsdfwpowelsdkvdpwelmsdvoweslloioioewsdoowkschchchahchchchcapchchchchtjhshshspahshtschtschaksdfldiqusmlcosdnfieieksddslksdfwepsdlsdfwerlsdfknvwpoqwlsfosdfoiqwoalasksfpaalsf<text:change-end text:change-id="ct94129032589200"/><text:change-start text:change-id="ct94129032592144"/></text:p>
      <text:p text:style-name="Text_20_body"/>
      <text:p text:style-name="Text_20_body"><text:change-end text:change-id="ct94129032592144"/><text:change text:change-id="ct94129032592512"/>+ ask more questions</text:p>
      <text:p text:style-name="Text_20_body">+ more emotive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Bold" style:font-family-generic="swiss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Bold Italic" style:font-family-generic="swiss" style:font-pitch="variable"/>
    <style:font-face style:name="Noto Sans2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2" fo:font-family="'Noto Sans'" style:font-style-name="Regular" style:font-family-generic="swiss" style:font-pitch="variable" style:font-name-asian="Noto Sans CJK HK" style:font-family-asian="'Noto Sans CJK HK'" style:font-style-name-asian="Regular" style:font-family-generic-asian="swiss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Noto Sans" fo:font-family="'Noto Sans'" style:font-style-name="Bold" style:font-family-generic="swiss" style:font-pitch="variable" fo:font-size="18pt" fo:font-weight="bold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Noto Sans" fo:font-family="'Noto Sans'" style:font-style-name="Bold" style:font-family-generic="swiss" style:font-pitch="variable" fo:font-size="16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Noto Sans" fo:font-family="'Noto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Noto Sans1" fo:font-family="'Noto Sans'" style:font-style-name="Bold Italic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style:font-name="Noto Sans" fo:font-family="'Noto Sans'" style:font-style-name="Bold" style:font-family-generic="swiss" style:font-pitch="variable" fo:font-size="12pt" fo:font-weight="bold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style:font-name="Noto Sans1" fo:font-family="'Noto Sans'" style:font-style-name="Bold Italic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" fo:font-family="'Noto Sans'" style:font-style-name="Bold" style:font-family-generic="swiss" style:font-pitch="variable" fo:font-size="28pt" fo:font-weight="bold" style:font-size-asian="28pt" style:font-weight-asian="bold" style:font-size-complex="28pt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1:54:35.449176921</meta:creation-date>
    <meta:editing-duration>PT43M57S</meta:editing-duration>
    <meta:editing-cycles>8</meta:editing-cycles>
    <meta:generator>LibreOffice/7.3.7.2$Linux_X86_64 LibreOffice_project/30$Build-2</meta:generator>
    <dc:title>sans</dc:title>
    <dc:date>2023-11-27T21:20:17.583569302</dc:date>
    <meta:document-statistic meta:table-count="0" meta:image-count="0" meta:object-count="0" meta:page-count="3" meta:paragraph-count="26" meta:word-count="789" meta:character-count="4759" meta:non-whitespace-character-count="3991"/>
    <meta:template xlink:type="simple" xlink:actuate="onRequest" xlink:title="sans" xlink:href="../../../../Templates/sans1.ott" meta:date="2023-11-26T11:54:34.863776612"/>
  </office:meta>
</office:document-meta>
</file>